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objectwithoutfill">
      <style:graphic-properties draw:marker-start="Arrow" draw:marker-end="Arrow" draw:fill="none" draw:textarea-vertical-align="middle"/>
    </style:style>
    <style:style style:name="gr155" style:family="graphic" style:parent-style-name="standard" style:list-style-name="L2">
      <style:graphic-properties draw:stroke="none" draw:fill="none" fo:min-height="0.3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4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>
      <style:graphic-properties draw:fill="none" draw:textarea-vertical-align="middle" draw:auto-grow-height="false" fo:min-height="3.922cm" fo:min-width="0cm"/>
    </style:style>
    <style:style style:name="gr220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2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5" style:family="graphic" style:parent-style-name="standard" style:list-style-name="L2">
      <style:graphic-properties draw:stroke="none" draw:fill="none" fo:min-height="0.319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1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7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1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2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0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7" style:family="graphic" style:parent-style-name="objectwithoutfill">
      <style:graphic-properties draw:marker-start="Arrow" draw:marker-end="Arrow" draw:fill="none" draw:textarea-vertical-align="middle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8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72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7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4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88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89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90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91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2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none"/>
      <style:paragraph-properties fo:text-align="center"/>
      <style:text-properties fo:font-size="8pt" style:font-size-asian="8pt"/>
    </style:style>
    <style:style style:name="P19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0" style:family="paragraph">
      <style:paragraph-properties fo:margin-top="0.1cm" fo:margin-bottom="0.1cm"/>
    </style:style>
    <style:style style:name="P21" style:family="paragraph">
      <loext:graphic-properties draw:fill-color="#ff6600"/>
      <style:paragraph-properties fo:margin-top="0.1cm" fo:margin-bottom="0.1cm" fo:text-align="center"/>
    </style:style>
    <style:style style:name="P22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3" style:family="paragraph">
      <style:paragraph-properties fo:margin-left="0cm" fo:margin-right="0cm" fo:margin-top="0.1cm" fo:margin-bottom="0.1cm" fo:text-align="start" fo:text-indent="0cm"/>
    </style:style>
    <style:style style:name="P24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4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886cm" svg:height="0.4cm" svg:x="10.313cm" svg:y="15.799cm">
          <text:p text:style-name="P4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0" xml:id="id69" draw:id="id69" draw:layer="layout" svg:width="2.886cm" svg:height="0.4cm" svg:x="10.314cm" svg:y="15.4cm">
          <text:p text:style-name="P4"><text:span text:style-name="T3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3" draw:text-style-name="P5" draw:layer="layout" svg:width="2.805cm" svg:height="0.4cm" svg:x="2.1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3" draw:id="id23" draw:layer="layout" svg:width="2.805cm" svg:height="0.4cm" svg:x="2.1cm" svg:y="4.007cm">
          <text:p text:style-name="P4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xml:id="id25" draw:id="id25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2.1cm" svg:y2="3.808cm" draw:start-shape="id21" draw:start-glue-point="3" draw:end-shape="id22" draw:end-glue-point="3" svg:d="M1900 13201h-700v-9393h900" svg:viewBox="0 0 901 9394">
          <text:p/>
        </draw:connector>
        <draw:custom-shape draw:style-name="gr119" draw:text-style-name="P5" xml:id="id24" draw:id="id24" draw:layer="layout" svg:width="2.749cm" svg:height="0.4cm" svg:x="6.1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749cm" svg:height="0.4cm" svg:x="6.151cm" svg:y="3.2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xml:id="id59" draw:id="id59" draw:layer="layout" svg:width="2.749cm" svg:height="0.4cm" svg:x="6.151cm" svg:y="3.607cm">
          <text:p text:style-name="P4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207cm" svg:x2="6.151cm" svg:y2="3.007cm" draw:start-shape="id23" draw:start-glue-point="1" draw:end-shape="id24" draw:end-glue-point="3" svg:d="M4905 4207h623v-1200h623" svg:viewBox="0 0 1247 1201">
          <text:p/>
        </draw:connector>
        <draw:custom-shape draw:style-name="gr124" draw:text-style-name="P5" xml:id="id26" draw:id="id26" draw:layer="layout" svg:width="2.748cm" svg:height="0.4cm" svg:x="6.152cm" svg:y="4.8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4.905cm" svg:y1="4.607cm" svg:x2="6.152cm" svg:y2="5.008cm" draw:start-shape="id25" draw:start-glue-point="1" draw:end-shape="id26" draw:end-glue-point="3" svg:d="M4905 4607h624v401h623" svg:viewBox="0 0 1248 402">
          <text:p/>
        </draw:connector>
        <draw:custom-shape draw:style-name="gr125" draw:text-style-name="P5" xml:id="id28" draw:id="id28" draw:layer="layout" svg:width="2.548cm" svg:height="0.4cm" svg:x="9.8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8cm" svg:height="0.4cm" svg:x="9.852cm" svg:y="3.2cm">
          <text:p text:style-name="P4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6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8.9cm" svg:y1="3.407cm" svg:x2="9.852cm" svg:y2="3cm" draw:start-shape="id27" draw:start-glue-point="1" draw:end-shape="id28" draw:end-glue-point="3" svg:d="M8900 3407h476v-407h476" svg:viewBox="0 0 953 408">
          <text:p/>
        </draw:connector>
        <draw:custom-shape draw:style-name="gr133" draw:text-style-name="P12" xml:id="id36" draw:id="id36" draw:layer="layout" svg:width="3.286cm" svg:height="0.4cm" svg:x="15.8cm" svg:y="4.1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" xml:id="id33" draw:id="id33" draw:layer="layout" svg:width="3.286cm" svg:height="0.4cm" svg:x="15.8cm" svg:y="4.5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6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1cm" svg:y1="10.2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4" draw:text-style-name="P7" draw:layer="layout" svg:x1="20.448cm" svg:y1="7.004cm" svg:x2="20.448cm" svg:y2="9.004cm">
          <text:p/>
        </draw:line>
        <draw:line draw:style-name="gr154" draw:text-style-name="P7" draw:layer="layout" svg:x1="20.448cm" svg:y1="9.104cm" svg:x2="20.448cm" svg:y2="10.204cm">
          <text:p/>
        </draw:line>
        <draw:frame draw:style-name="gr155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6" draw:text-style-name="P5" draw:layer="layout" svg:width="3.481cm" svg:height="0.4cm" svg:x="21.3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6" xml:id="id32" draw:id="id32" draw:layer="layout" svg:width="3.481cm" svg:height="0.4cm" svg:x="21.3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xml:id="id37" draw:id="id37" draw:layer="layout" svg:width="3.481cm" svg:height="0.4cm" svg:x="21.3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6" draw:layer="layout" svg:width="3.481cm" svg:height="0.4cm" svg:x="21.315cm" svg:y="4.701cm">
          <text:p text:style-name="P4"><text:span text:style-name="T2"><text:s text:c="6"/></text:span><text:span text:style-name="T2">.free_area[</text:span><text:span text:style-name="T4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draw:layer="layout" svg:width="3.481cm" svg:height="0.4cm" svg:x="21.3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4" draw:id="id34" draw:layer="layout" svg:width="3.481cm" svg:height="0.4cm" svg:x="21.3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cm" svg:height="0.4cm" svg:x="21.3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4" draw:text-style-name="P7" draw:layer="layout" svg:x1="19.087cm" svg:y1="7.191cm" svg:x2="21.315cm" svg:y2="4.5cm" draw:start-shape="id31" draw:start-glue-point="1" draw:end-shape="id32" svg:d="M19087 7191h1114v-2691h1114" svg:viewBox="0 0 2229 2692">
          <text:p/>
        </draw:connector>
        <draw:connector draw:style-name="gr85" draw:text-style-name="P7" draw:layer="layout" draw:line-skew="0.499cm" svg:x1="19.086cm" svg:y1="4.79cm" svg:x2="21.315cm" svg:y2="5.301cm" draw:start-shape="id33" draw:start-glue-point="1" draw:end-shape="id34" draw:end-glue-point="3" svg:d="M19086 4790h1614v511h615" svg:viewBox="0 0 2230 512">
          <text:p/>
        </draw:connector>
        <draw:custom-shape draw:style-name="gr165" draw:text-style-name="P5" xml:id="id48" draw:id="id48" draw:layer="layout" svg:width="3.481cm" svg:height="0.4cm" svg:x="21.3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xml:id="id35" draw:id="id35" draw:layer="layout" svg:width="3.481cm" svg:height="0.4cm" svg:x="21.3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3cm" svg:y1="3.7cm" svg:x2="17.443cm" svg:y2="4.19cm" draw:start-shape="id35" draw:start-glue-point="3" draw:end-shape="id36" draw:end-glue-point="0" svg:d="M21300 3700h-1107v-11h-2750v501" svg:viewBox="0 0 3858 502">
          <text:p/>
        </draw:connector>
        <draw:custom-shape draw:style-name="gr167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796cm" svg:y1="8.901cm" svg:x2="26.1cm" svg:y2="9.1cm" draw:start-shape="id37" draw:start-glue-point="1" draw:end-shape="id38" draw:end-glue-point="3" svg:d="M24796 8901h652v199h652" svg:viewBox="0 0 1305 200">
          <text:p/>
        </draw:connector>
        <draw:custom-shape draw:style-name="gr168" draw:text-style-name="P5" draw:layer="layout" svg:width="3.481cm" svg:height="0.4cm" svg:x="21.3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" xml:id="id51" draw:id="id51" draw:layer="layout" svg:width="3.481cm" svg:height="0.4cm" svg:x="21.3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5" draw:layer="layout" svg:width="3.481cm" svg:height="0.4cm" svg:x="21.3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" draw:layer="layout" svg:width="3.481cm" svg:height="0.4cm" svg:x="21.3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6" draw:layer="layout" svg:width="3.481cm" svg:height="0.4cm" svg:x="21.3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39cm" draw:start-shape="id39" draw:start-glue-point="3" draw:end-shape="id36" draw:end-glue-point="3" svg:d="M15451 3100h-502v1290h851" svg:viewBox="0 0 852 1291">
          <text:p/>
        </draw:connector>
        <draw:custom-shape draw:style-name="gr180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87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1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2.547cm" svg:height="0.4cm" svg:x="8cm" svg:y="6.7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2.547cm" svg:height="0.4cm" svg:x="8cm" svg:y="9.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8cm" svg:y="12.3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8cm" svg:y="11.5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8cm" svg:y="13.1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8cm" svg:y="7.1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" draw:layer="layout" svg:width="0.6cm" svg:height="4.4cm" svg:x="10.7cm" svg:y="9.1cm">
          <text:p text:style-name="P4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0" draw:text-style-name="P14" draw:layer="layout" svg:width="0.6cm" svg:height="1.999cm" svg:x="10.667cm" svg:y="7.101cm">
          <text:p text:style-name="P4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1" draw:text-style-name="P5" xml:id="id70" draw:id="id70" draw:layer="layout" svg:width="4.448cm" svg:height="0.4cm" svg:x="14.6cm" svg:y="14.0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6" xml:id="id44" draw:id="id44" draw:layer="layout" svg:width="4.448cm" svg:height="0.4cm" svg:x="14.6cm" svg:y="14.4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" draw:layer="layout" svg:width="4.448cm" svg:height="0.4cm" svg:x="14.6cm" svg:y="15.206cm">
          <text:p text:style-name="P4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" draw:layer="layout" svg:width="4.448cm" svg:height="0.4cm" svg:x="14.6cm" svg:y="15.606cm">
          <text:p text:style-name="P4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draw:layer="layout" svg:width="4.448cm" svg:height="0.4cm" svg:x="14.6cm" svg:y="14.8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4.448cm" svg:height="0.4cm" svg:x="14.6cm" svg:y="16.006cm">
          <text:p text:style-name="P4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xml:id="id65" draw:id="id65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8cm" svg:y1="14.605cm" svg:x2="20.853cm" svg:y2="14.1cm" draw:start-shape="id44" draw:start-glue-point="1" draw:end-shape="id45" draw:end-glue-point="3" svg:d="M19048 14605h903v-505h902" svg:viewBox="0 0 1806 506">
          <text:p/>
        </draw:connector>
        <draw:custom-shape draw:style-name="gr234" draw:text-style-name="P12" xml:id="id74" draw:id="id74" draw:layer="layout" svg:width="2.548cm" svg:height="0.4cm" svg:x="20.778cm" svg:y="17.902cm">
          <text:p text:style-name="P11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8cm" svg:height="0.4cm" svg:x="20.778cm" svg:y="18.302cm">
          <text:p text:style-name="P4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6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" draw:layer="layout" svg:width="2.547cm" svg:height="0.4cm" svg:x="20.779cm" svg:y="18.704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xml:id="id61" draw:id="id61" draw:layer="layout" svg:width="2.548cm" svg:height="0.4cm" svg:x="13.653cm" svg:y="18.701cm">
          <text:p text:style-name="P11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2.548cm" svg:height="0.4cm" svg:x="20.753cm" svg:y="19.101cm">
          <text:p text:style-name="P4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6" draw:layer="layout" svg:width="2.548cm" svg:height="0.4cm" svg:x="20.753cm" svg:y="19.501cm">
          <text:p text:style-name="P4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6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6" draw:layer="layout" svg:width="2.547cm" svg:height="0.4cm" svg:x="20.754cm" svg:y="19.903cm">
          <text:p text:style-name="P4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15" draw:layer="layout" svg:width="3.286cm" svg:height="0.4cm" svg:x="26.215cm" svg:y="8.202cm">
          <text:p text:style-name="P4"><text:span text:style-name="T3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15" xml:id="id76" draw:id="id76" draw:layer="layout" svg:width="3.286cm" svg:height="0.4cm" svg:x="26.215cm" svg:y="7.801cm">
          <text:p text:style-name="P4"><text:span text:style-name="T3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3.286cm" svg:height="0.4cm" svg:x="21.3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6" xml:id="id73" draw:id="id73" draw:layer="layout" svg:width="3.286cm" svg:height="0.4cm" svg:x="21.3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3.286cm" svg:height="0.4cm" svg:x="21.3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6" xml:id="id71" draw:id="id71" draw:layer="layout" svg:width="3.286cm" svg:height="0.4cm" svg:x="21.314cm" svg:y="12cm">
          <text:p text:style-name="P4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6" draw:layer="layout" svg:width="3.286cm" svg:height="0.4cm" svg:x="21.3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0" xml:id="id67" draw:id="id67" draw:layer="layout" svg:width="3.286cm" svg:height="0.4cm" svg:x="21.315cm" svg:y="10cm">
          <text:p text:style-name="P4"><text:span text:style-name="T3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1" draw:text-style-name="P5" draw:layer="layout" svg:width="2.748cm" svg:height="0.4cm" svg:x="6.152cm" svg:y="5.2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6" xml:id="id47" draw:id="id47" draw:layer="layout" svg:width="5.1cm" svg:height="2.1cm" svg:x="13.3cm" svg:y="0.5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7" xml:id="id49" draw:id="id49" draw:layer="layout" svg:width="2.9cm" svg:height="1.2cm" svg:x="21.5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7" draw:layer="layout" svg:width="5.1cm" svg:height="2.1cm" svg:x="13.301cm" svg:y="0.501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1.3cm" svg:y1="3.3cm" svg:x2="21.5cm" svg:y2="1.6cm" draw:start-shape="id48" draw:start-glue-point="3" draw:end-shape="id49" svg:d="M21300 3300h-502v-1700h702" svg:viewBox="0 0 703 1701">
          <text:p/>
        </draw:connector>
        <draw:frame draw:style-name="gr255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56" draw:text-style-name="P6" xml:id="id50" draw:id="id50" draw:layer="layout" svg:width="3.481cm" svg:height="0.4cm" svg:x="21.3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22cm" svg:y1="2.3cm" svg:x2="22.22cm" svg:y2="9.6cm">
          <text:p/>
        </draw:line>
        <draw:connector draw:style-name="gr23" draw:text-style-name="P7" draw:layer="layout" svg:x1="24.796cm" svg:y1="6.505cm" svg:x2="24.781cm" svg:y2="3.3cm" draw:start-shape="id50" draw:start-glue-point="1" draw:end-shape="id48" draw:end-glue-point="1" svg:d="M24796 6505h501v-3205h-516" svg:viewBox="0 0 517 3206">
          <text:p/>
        </draw:connector>
        <draw:custom-shape draw:style-name="gr257" draw:text-style-name="P17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799cm" svg:y1="7.303cm" svg:x2="26.2cm" svg:y2="6.7cm" draw:start-shape="id51" draw:start-glue-point="1" draw:end-shape="id52" draw:end-glue-point="3" svg:d="M24799 7303h701v-603h700" svg:viewBox="0 0 14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  <draw:custom-shape draw:style-name="gr258" draw:text-style-name="P5" draw:layer="layout" svg:width="2.805cm" svg:height="0.4cm" svg:x="2.1cm" svg:y="3.207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5" xml:id="id22" draw:id="id22" draw:layer="layout" svg:width="2.805cm" svg:height="0.4cm" svg:x="2.1cm" svg:y="3.608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7" xml:id="id58" draw:id="id58" draw:layer="layout" svg:width="4.5cm" svg:height="1.6cm" svg:x="24.5cm" svg:y="14.1cm">
          <text:p text:style-name="P4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1" draw:text-style-name="P8" draw:layer="layout" svg:x1="23.4cm" svg:y1="14.1cm" svg:x2="24.5cm" svg:y2="14.9cm" draw:start-shape="id45" draw:start-glue-point="1" draw:end-shape="id58" draw:end-glue-point="3" svg:d="M23400 14100h550v800h550" svg:viewBox="0 0 1101 801">
          <text:p/>
        </draw:connector>
        <draw:custom-shape draw:style-name="gr262" draw:text-style-name="P6" draw:layer="layout" svg:width="4.448cm" svg:height="0.4cm" svg:x="14.601cm" svg:y="16.412cm">
          <text:p text:style-name="P4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6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6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0" xml:id="id63" draw:id="id63" draw:layer="layout" svg:width="4.448cm" svg:height="0.4cm" svg:x="14.601cm" svg:y="13.606cm">
          <text:p text:style-name="P4"><text:span text:style-name="T3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7" draw:text-style-name="P7" draw:layer="layout" draw:type="curve" draw:line-skew="-0.126cm" svg:x1="12.4cm" svg:y1="3cm" svg:x2="15.801cm" svg:y2="7.191cm" draw:start-shape="id28" draw:start-glue-point="1" draw:end-shape="id31" svg:d="M12400 3000c2362 0 662 4191 3401 4191" svg:viewBox="0 0 3402 4192">
          <text:p/>
        </draw:connector>
        <draw:custom-shape draw:style-name="gr268" draw:text-style-name="P17" xml:id="id60" draw:id="id60" draw:layer="layout" svg:width="2.9cm" svg:height="1.2cm" svg:x="8.4cm" svg:y="0.8cm">
          <text:p text:style-name="P4"><text:span text:style-name="T2">To:swp_entry_t</text:span></text:p>
          <text:p text:style-name="P4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8.9cm" svg:y1="3.807cm" svg:x2="11.3cm" svg:y2="1.4cm" draw:start-shape="id59" draw:start-glue-point="1" draw:end-shape="id60" draw:end-glue-point="1" svg:d="M8900 3807h2902v-2407h-502" svg:viewBox="0 0 2903 2408">
          <text:p/>
        </draw:connector>
        <draw:custom-shape draw:style-name="gr269" draw:text-style-name="P6" xml:id="id64" draw:id="id64" draw:layer="layout" svg:width="2.548cm" svg:height="0.4cm" svg:x="13.654cm" svg:y="19.102cm">
          <text:p text:style-name="P4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xml:id="id62" draw:id="id62" draw:layer="layout" svg:width="2.548cm" svg:height="0.4cm" svg:x="13.654cm" svg:y="19.502cm">
          <text:p text:style-name="P4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draw:line-skew="0.623cm" svg:x1="8.9cm" svg:y1="3.807cm" svg:x2="13.653cm" svg:y2="18.901cm" draw:start-shape="id59" draw:start-glue-point="1" draw:end-shape="id61" draw:end-glue-point="3" svg:d="M8900 3807h3000v15094h1753" svg:viewBox="0 0 4754 15095">
          <text:p/>
        </draw:connector>
        <draw:connector draw:style-name="gr250" draw:text-style-name="P7" draw:layer="layout" draw:line-skew="-0.553cm" svg:x1="13.654cm" svg:y1="19.702cm" svg:x2="14.601cm" svg:y2="13.806cm" draw:start-shape="id62" draw:start-glue-point="3" draw:end-shape="id63" svg:d="M13654 19702h-1054v-5896h2001" svg:viewBox="0 0 2002 5897">
          <text:p/>
        </draw:connector>
        <draw:connector draw:style-name="gr250" draw:text-style-name="P7" draw:layer="layout" svg:x1="16.202cm" svg:y1="19.302cm" svg:x2="20.852cm" svg:y2="14.501cm" draw:start-shape="id64" draw:start-glue-point="1" draw:end-shape="id65" draw:end-glue-point="3" svg:d="M16202 19302h2325v-4801h2325" svg:viewBox="0 0 4651 4802">
          <text:p/>
        </draw:connector>
        <draw:custom-shape draw:style-name="gr271" draw:text-style-name="P17" xml:id="id66" draw:id="id66" draw:layer="layout" svg:width="4.7cm" svg:height="2.2cm" svg:x="1.4cm" svg:y="6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5.186cm" svg:y1="13.201cm" svg:x2="6.1cm" svg:y2="7.1cm" draw:start-shape="id21" draw:start-glue-point="1" draw:end-shape="id66" svg:d="M5186 13201h1416v-6101h-502" svg:viewBox="0 0 1417 6102">
          <text:p/>
        </draw:connector>
        <draw:custom-shape draw:style-name="gr272" draw:text-style-name="P17" xml:id="id68" draw:id="id68" draw:layer="layout" svg:width="3.4cm" svg:height="1.2cm" svg:x="25.7cm" svg:y="9.8cm">
          <text:p text:style-name="P4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0" draw:text-style-name="P7" draw:layer="layout" svg:x1="24.601cm" svg:y1="10.2cm" svg:x2="25.7cm" svg:y2="10.4cm" draw:start-shape="id67" draw:start-glue-point="1" draw:end-shape="id68" draw:end-glue-point="3" svg:d="M24601 10200h550v200h549" svg:viewBox="0 0 1100 201">
          <text:p/>
        </draw:connector>
        <draw:connector draw:style-name="gr23" draw:text-style-name="P7" draw:layer="layout" svg:x1="13.2cm" svg:y1="15.6cm" svg:x2="14.6cm" svg:y2="14.205cm" draw:start-shape="id69" draw:start-glue-point="1" draw:end-shape="id70" draw:end-glue-point="3" svg:d="M13200 15600h701v-1395h699" svg:viewBox="0 0 1401 1396">
          <text:p/>
        </draw:connector>
        <draw:custom-shape draw:style-name="gr273" draw:text-style-name="P5" draw:layer="layout" svg:width="3.986cm" svg:height="0.4cm" svg:x="25.713cm" svg:y="11.499cm">
          <text:p text:style-name="P4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6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0" xml:id="id72" draw:id="id72" draw:layer="layout" svg:width="3.986cm" svg:height="0.4cm" svg:x="25.714cm" svg:y="11.1cm">
          <text:p text:style-name="P4"><text:span text:style-name="T3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6cm" svg:y1="12.2cm" svg:x2="25.714cm" svg:y2="11.3cm" draw:start-shape="id71" draw:start-glue-point="1" draw:end-shape="id72" svg:d="M24600 12200h558v-900h556" svg:viewBox="0 0 1115 901">
          <text:p/>
        </draw:connector>
        <draw:connector draw:style-name="gr280" draw:text-style-name="P7" draw:layer="layout" draw:type="curve" svg:x1="19.086cm" svg:y1="4.79cm" svg:x2="21.314cm" svg:y2="10.999cm" draw:start-shape="id33" draw:start-glue-point="1" draw:end-shape="id73" draw:end-glue-point="3" svg:d="M19086 4790c1672 0 559 6209 2228 6209" svg:viewBox="0 0 2229 6210">
          <text:p/>
        </draw:connector>
        <draw:connector draw:style-name="gr281" draw:text-style-name="P7" draw:layer="layout" draw:type="curve" svg:x1="19.048cm" svg:y1="14.205cm" svg:x2="20.778cm" svg:y2="18.102cm" draw:start-shape="id70" draw:start-glue-point="1" draw:end-shape="id74" draw:end-glue-point="3" svg:d="M19048 14205c1299 0 434 3897 1730 3897" svg:viewBox="0 0 1731 3898">
          <text:p/>
        </draw:connector>
        <draw:custom-shape draw:style-name="gr282" draw:text-style-name="P6" xml:id="id75" draw:id="id75" draw:layer="layout" svg:width="3.286cm" svg:height="0.4cm" svg:x="15.801cm" svg:y="4.991cm">
          <text:p text:style-name="P4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1" draw:text-style-name="P7" draw:layer="layout" draw:type="curve" draw:line-skew="-0.952cm" svg:x1="19.087cm" svg:y1="5.191cm" svg:x2="26.215cm" svg:y2="8.001cm" draw:start-shape="id75" draw:start-glue-point="1" draw:end-shape="id76" svg:d="M19087 5191c3919 0 356 2810 7128 2810" svg:viewBox="0 0 7129 2811">
          <text:p/>
        </draw:connector>
      </draw:page>
      <draw:page draw:name="page4" draw:style-name="dp1" draw:master-page-name="Default">
        <draw:custom-shape draw:style-name="gr283" draw:text-style-name="P6" draw:layer="layout" svg:width="12.6cm" svg:height="2.491cm" svg:x="0.801cm" svg:y="1.309cm">
          <text:p text:style-name="P4"><text:span text:style-name="T2">do_anonymous_page</text:span></text:p>
          <text:p text:style-name="P4"><text:span text:style-name="T2"><text:s text:c="3"/></text:span><text:span text:style-name="T2">.page = alloc_page(GFP_HIGHUSER);</text:span></text:p>
          <text:p text:style-name="P4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6" draw:layer="layout" svg:width="12.6cm" svg:height="3.391cm" svg:x="0.8cm" svg:y="4.609cm">
          <text:p text:style-name="P4"><text:span text:style-name="T2">add_to_swap_cache(struct page *page, swp_entry_t entry)</text:span></text:p>
          <text:p text:style-name="P4"><text:span text:style-name="T2"><text:s text:c="3"/></text:span><text:span text:style-name="T2">.add_to_page_cache_locked(page, &amp;swapper_space, entry.val)</text:span></text:p>
          <text:p text:style-name="P4"><text:span text:style-name="T2"><text:s text:c="6"/></text:span><text:span text:style-name="T2">.page_cache_get(page); <text:s/>// page-&gt;count+=1</text:span></text:p>
          <text:p text:style-name="P4"><text:span text:style-name="T2"><text:s text:c="6"/></text:span><text:span text:style-name="T2">.page-&gt;index = index;</text:span></text:p>
          <text:p text:style-name="P4"><text:span text:style-name="T2"><text:s text:c="6"/></text:span><text:span text:style-name="T2">.add_page_to_inode_queue(mapping, page); <text:s/>//clean_pages</text:span></text:p>
          <text:p text:style-name="P4"><text:span text:style-name="T2"><text:s text:c="6"/></text:span><text:span text:style-name="T2">.add_page_to_hash_queue(page, page_hash(mapping, index));</text:span></text:p>
          <text:p text:style-name="P4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6" xml:id="id77" draw:id="id77" draw:layer="layout" svg:width="9.599cm" svg:height="3.391cm" svg:x="0.801cm" svg:y="9.209cm">
          <text:p text:style-name="P4"><text:span text:style-name="T2">struct page * alloc_pages(int gfp_mask, unsigned long order)</text:span></text:p>
          <text:p text:style-name="P4"><text:span text:style-name="T2"><text:s text:c="3"/></text:span><text:span text:style-name="T2">.alloc_pages_pgdat(temp, gfp_mask, order)</text:span></text:p>
          <text:p text:style-name="P4"><text:span text:style-name="T2"><text:s text:c="6"/></text:span><text:span text:style-name="T2">.__alloc_pages(pgdat-&gt;node_zonelists + gfp_mask, order); &lt;&lt;</text:span></text:p>
          <text:p text:style-name="P4"><text:span text:style-name="T2"><text:s text:c="9"/></text:span><text:span text:style-name="T2">.wakeup_kswapd(0);</text:span></text:p>
          <text:p text:style-name="P4"><text:span text:style-name="T2"><text:s text:c="9"/></text:span><text:span text:style-name="T2">.wakeup_bdflush(0);</text:span></text:p>
          <text:p text:style-name="P4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xml:id="id78" draw:id="id78" draw:layer="layout" svg:width="9.599cm" svg:height="3.391cm" svg:x="11.6cm" svg:y="9.209cm">
          <text:p text:style-name="P4"><text:span text:style-name="T2">rmqueue(z, order);</text:span></text:p>
          <text:p text:style-name="P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4cm" svg:y1="10.904cm" svg:x2="11.6cm" svg:y2="10.904cm" draw:start-shape="id77" draw:end-shape="id78" svg:d="M10400 10904h1200" svg:viewBox="0 0 1201 1">
          <text:p/>
        </draw:connector>
      </draw:page>
      <draw:page draw:name="page5" draw:style-name="dp1" draw:master-page-name="Default">
        <draw:custom-shape draw:style-name="gr287" draw:text-style-name="P6" xml:id="id79" draw:id="id79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88" draw:text-style-name="P6" xml:id="id80" draw:id="id80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79" draw:start-glue-point="1" draw:end-shape="id80" draw:end-glue-point="3" svg:d="M13400 6604h601v-2154h599" svg:viewBox="0 0 1201 2155">
          <text:p/>
        </draw:connector>
      </draw:page>
      <draw:page draw:name="page6" draw:style-name="dp1" draw:master-page-name="Default">
        <draw:custom-shape draw:style-name="gr289" draw:text-style-name="P6" xml:id="id89" draw:id="id89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xml:id="id90" draw:id="id90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xml:id="id86" draw:id="id86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6" xml:id="id81" draw:id="id81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5" xml:id="id84" draw:id="id84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6" xml:id="id87" draw:id="id87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8" draw:layer="layout" svg:x1="21.8cm" svg:y1="4.601cm" svg:x2="23.122cm" svg:y2="4.601cm">
          <text:p/>
        </draw:line>
        <draw:line draw:style-name="gr86" draw:text-style-name="P18" draw:layer="layout" svg:x1="21.8cm" svg:y1="3.001cm" svg:x2="23.122cm" svg:y2="3.001cm">
          <text:p/>
        </draw:line>
        <draw:line draw:style-name="gr307" draw:text-style-name="P18" draw:layer="layout" svg:x1="22.269cm" svg:y1="3.001cm" svg:x2="22.269cm" svg:y2="4.601cm">
          <text:p text:style-name="P8"><text:span text:style-name="T6">着色区</text:span></text:p>
        </draw:line>
        <draw:custom-shape draw:style-name="gr308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82" draw:id="id82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81" draw:start-glue-point="1" draw:end-shape="id82" draw:end-glue-point="1" svg:d="M26148 5601h502v1598h-502" svg:viewBox="0 0 503 1599">
          <text:p/>
        </draw:connector>
        <draw:custom-shape draw:style-name="gr312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xml:id="id83" draw:id="id83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5" draw:id="id85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83" draw:start-glue-point="1" draw:end-shape="id84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85" draw:start-glue-point="1" draw:end-shape="id86" draw:end-glue-point="3" svg:d="M19285 7602h1825v-2803h1825" svg:viewBox="0 0 3651 2804">
          <text:p/>
        </draw:connector>
        <draw:custom-shape draw:style-name="gr322" draw:text-style-name="P6" xml:id="id88" draw:id="id88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87" draw:start-glue-point="1" draw:end-shape="id88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89" draw:start-glue-point="2" draw:end-shape="id90" draw:end-glue-point="0" svg:d="M6699 2800v355h1v354" svg:viewBox="0 0 2 710">
          <text:p/>
        </draw:connector>
        <draw:custom-shape draw:style-name="gr323" draw:text-style-name="P6" xml:id="id91" draw:id="id91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90" draw:start-glue-point="2" draw:end-shape="id91" draw:end-glue-point="0" svg:d="M6700 9200v609" svg:viewBox="0 0 1 610">
          <text:p/>
        </draw:connector>
      </draw:page>
      <draw:page draw:name="page7" draw:style-name="dp1" draw:master-page-name="Default">
        <draw:custom-shape draw:style-name="gr324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xml:id="id93" draw:id="id93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xml:id="id96" draw:id="id96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10" xml:id="id92" draw:id="id92" draw:layer="layout" svg:width="3.213cm" svg:height="0.4cm" svg:x="10.6cm" svg:y="1.3cm">
          <text:p text:style-name="P4"><text:span text:style-name="T3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92" draw:start-glue-point="3" draw:end-shape="id93" draw:end-glue-point="3" svg:d="M10600 1500h-502v700h515" svg:viewBox="0 0 516 701">
          <text:p/>
        </draw:connector>
        <draw:custom-shape draw:style-name="gr327" draw:text-style-name="P6" xml:id="id94" draw:id="id94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5" draw:id="id95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xml:id="id98" draw:id="id98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94" draw:start-glue-point="3" draw:end-shape="id95" draw:end-glue-point="3" svg:d="M10613 3802h-515v1098h502" svg:viewBox="0 0 516 1099">
          <text:p/>
        </draw:connector>
        <draw:custom-shape draw:style-name="gr333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6" xml:id="id97" draw:id="id97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9" draw:text-style-name="P6" xml:id="id99" draw:id="id99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96" draw:start-glue-point="1" draw:end-shape="id97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98" draw:start-glue-point="1" draw:end-shape="id99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307" draw:text-style-name="P19" draw:layer="layout" svg:x1="15.337cm" svg:y1="2.2cm" svg:x2="15.337cm" svg:y2="4.2cm">
          <text:p text:style-name="P8"><text:span text:style-name="T7">size</text:span></text:p>
        </draw:line>
      </draw:page>
      <draw:page draw:name="page8" draw:style-name="dp1" draw:master-page-name="Default">
        <draw:custom-shape draw:style-name="gr343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9" draw:style-name="dp1" draw:master-page-name="Default">
        <draw:custom-shape draw:style-name="gr344" draw:text-style-name="P5" xml:id="id109" draw:id="id109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01" draw:id="id101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xml:id="id102" draw:id="id102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5" xml:id="id103" draw:id="id103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xml:id="id100" draw:id="id100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xml:id="id112" draw:id="id112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8" draw:text-style-name="P7" draw:layer="layout" draw:type="curve" svg:x1="8.285cm" svg:y1="1cm" svg:x2="10.406cm" svg:y2="1.597cm" draw:start-shape="id100" draw:start-glue-point="1" draw:end-shape="id101" draw:end-glue-point="3" svg:d="M8285 1000c1591 0 531 597 2121 597" svg:viewBox="0 0 2122 598">
          <text:p/>
        </draw:connector>
        <draw:connector draw:style-name="gr358" draw:text-style-name="P7" draw:layer="layout" draw:type="curve" draw:line-skew="0.252cm" svg:x1="10.406cm" svg:y1="1.196cm" svg:x2="8.285cm" svg:y2="0.6cm" draw:start-shape="id102" draw:start-glue-point="3" draw:end-shape="id103" draw:end-glue-point="1" svg:d="M10406 1196c-1212 0-152-596-2121-596" svg:viewBox="0 0 2122 597">
          <text:p/>
        </draw:connector>
        <draw:custom-shape draw:style-name="gr359" draw:text-style-name="P5" xml:id="id111" draw:id="id111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xml:id="id105" draw:id="id105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04" draw:id="id104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xml:id="id115" draw:id="id115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107" draw:id="id107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8" draw:text-style-name="P7" draw:layer="layout" draw:type="curve" svg:x1="10.406cm" svg:y1="1.597cm" svg:x2="10.408cm" svg:y2="5.099cm" draw:start-shape="id101" draw:start-glue-point="3" draw:end-shape="id104" draw:end-glue-point="3" svg:d="M10406 1597c-751 0-752 3502 2 3502" svg:viewBox="0 0 566 3503">
          <text:p/>
        </draw:connector>
        <draw:custom-shape draw:style-name="gr365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6" xml:id="id106" draw:id="id106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24" draw:id="id124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6" xml:id="id122" draw:id="id122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8" draw:text-style-name="P7" draw:layer="layout" draw:type="curve" svg:x1="13.9cm" svg:y1="4.298cm" svg:x2="15.708cm" svg:y2="4.9cm" draw:start-shape="id105" draw:start-glue-point="1" draw:end-shape="id106" draw:end-glue-point="3" svg:d="M13900 4298c1357 0 454 602 1808 602" svg:viewBox="0 0 1809 603">
          <text:p/>
        </draw:connector>
        <draw:connector draw:style-name="gr358" draw:text-style-name="P7" draw:layer="layout" draw:type="curve" svg:x1="10.408cm" svg:y1="4.698cm" svg:x2="8.285cm" svg:y2="0.6cm" draw:start-shape="id107" draw:start-glue-point="3" draw:end-shape="id103" draw:end-glue-point="1" svg:d="M10408 4698c-1591 0-530-4098-2123-4098" svg:viewBox="0 0 2124 4099">
          <text:p/>
        </draw:connector>
        <draw:custom-shape draw:style-name="gr371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xml:id="id125" draw:id="id125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xml:id="id108" draw:id="id108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xml:id="id110" draw:id="id110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8" draw:text-style-name="P7" draw:layer="layout" draw:type="curve" draw:line-skew="1.496cm" svg:x1="3.601cm" svg:y1="3.7cm" svg:x2="10.406cm" svg:y2="0.396cm" draw:start-shape="id108" draw:start-glue-point="1" draw:end-shape="id109" draw:end-glue-point="3" svg:d="M3601 3700c7348 0 3946-3304 6805-3304" svg:viewBox="0 0 6806 3305">
          <text:p/>
        </draw:connector>
        <draw:connector draw:style-name="gr358" draw:text-style-name="P7" draw:layer="layout" draw:type="curve" svg:x1="3.601cm" svg:y1="4.097cm" svg:x2="10.408cm" svg:y2="3.898cm" draw:start-shape="id110" draw:start-glue-point="1" draw:end-shape="id111" draw:end-glue-point="3" svg:d="M3601 4097c5106 0 1703-199 6807-199" svg:viewBox="0 0 6808 200">
          <text:p/>
        </draw:connector>
        <draw:custom-shape draw:style-name="gr381" draw:text-style-name="P5" xml:id="id113" draw:id="id113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xml:id="id114" draw:id="id114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21" draw:id="id121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112" draw:start-glue-point="3" draw:end-shape="id113" draw:end-glue-point="3" svg:d="M4793 1400c-751 0-752 4401 1 4401" svg:viewBox="0 0 565 4402">
          <text:p/>
        </draw:connector>
        <draw:custom-shape draw:style-name="gr387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xml:id="id119" draw:id="id119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xml:id="id117" draw:id="id117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114" draw:start-glue-point="1" svg:d="M8286 6201c1209 0 655 1497 1109 1497" svg:viewBox="0 0 1110 1498">
          <text:p/>
        </draw:connector>
        <draw:custom-shape draw:style-name="gr388" draw:text-style-name="P21" draw:layer="layout" svg:width="2.999cm" svg:height="1.5cm" svg:x="13.5cm" svg:y="7.4cm">
          <text:p text:style-name="P20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88" draw:text-style-name="P21" xml:id="id116" draw:id="id116" draw:layer="layout" svg:width="2.999cm" svg:height="1.5cm" svg:x="15.9cm" svg:y="2.3cm">
          <text:p text:style-name="P20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115" draw:start-glue-point="1" draw:end-shape="id116" draw:end-glue-point="3" svg:d="M13900 5499h502v-949h-244v-1500h1742" svg:viewBox="0 0 2001 2450">
          <text:p/>
        </draw:connector>
        <draw:custom-shape draw:style-name="gr389" draw:text-style-name="P22" xml:id="id118" draw:id="id118" draw:layer="layout" svg:width="2.6cm" svg:height="1cm" svg:x="12.7cm" svg:y="9.1cm">
          <text:p text:style-name="P20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0" draw:text-style-name="P24" xml:id="id123" draw:id="id123" draw:layer="layout" svg:width="2.6cm" svg:height="1cm" svg:x="12.7cm" svg:y="10.1cm">
          <text:p text:style-name="P23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4" xml:id="id120" draw:id="id120" draw:layer="layout" svg:width="2.6cm" svg:height="1cm" svg:x="12.7cm" svg:y="12.1cm">
          <text:p text:style-name="P23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117" draw:start-glue-point="2" draw:end-shape="id118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119" draw:start-glue-point="2" draw:end-shape="id120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21" draw:start-glue-point="1" draw:end-shape="id118" svg:d="M8286 7002c3312 0 1105 2598 4414 2598" svg:viewBox="0 0 4415 2599">
          <text:p/>
        </draw:connector>
        <draw:custom-shape draw:style-name="gr392" draw:text-style-name="P24" draw:layer="layout" svg:width="2.6cm" svg:height="1cm" svg:x="12.7cm" svg:y="11.1cm">
          <text:p text:style-name="P23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22" draw:start-glue-point="1" draw:end-shape="id123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24" draw:start-glue-point="1" draw:end-shape="id123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25" draw:start-glue-point="1" draw:end-shape="id103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93" draw:text-style-name="P5" xml:id="id129" draw:id="id129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xml:id="id126" draw:id="id126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xml:id="id128" draw:id="id128" draw:layer="layout" svg:width="2.592cm" svg:height="0.9cm" svg:x="8.4cm" svg:y="4.096cm">
          <text:p text:style-name="P4"><text:span text:style-name="T3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27" draw:id="id127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26" draw:start-glue-point="1" draw:end-shape="id127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28" draw:start-glue-point="1" draw:end-shape="id129" draw:end-glue-point="3" svg:d="M10992 4546c838 0 281 1248 1116 1248" svg:viewBox="0 0 1117 1249">
          <text:p/>
        </draw:connector>
        <draw:custom-shape draw:style-name="gr406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6" xml:id="id130" draw:id="id130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xml:id="id131" draw:id="id131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30" draw:start-glue-point="1" draw:end-shape="id131" draw:end-glue-point="3" svg:d="M15601 8996c1282 0 428 1300 1709 1300" svg:viewBox="0 0 1710 1301">
          <text:p/>
        </draw:connector>
        <draw:custom-shape draw:style-name="gr415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xml:id="id132" draw:id="id132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30" draw:start-glue-point="1" draw:end-shape="id132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1DT11H36M43S</meta:editing-duration>
    <meta:editing-cycles>951</meta:editing-cycles>
    <meta:generator>LibreOffice/5.1.6.2$Linux_X86_64 LibreOffice_project/10m0$Build-2</meta:generator>
    <meta:initial-creator>fhy </meta:initial-creator>
    <dc:date>2017-04-16T07:12:52.901789687</dc:date>
    <meta:document-statistic meta:object-count="553"/>
  </office:meta>
</office:document-meta>
</file>